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891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09cm"/>
    </style:style>
    <style:style style:name="co10" style:family="table-column">
      <style:table-column-properties fo:break-before="auto" style:column-width="41.97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office:automatic-styles>
  <office:body>
    <office:spreadsheet>
      <table:table table:name="Munkalap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3" table:default-cell-style-name="Default"/>
        <table:table-column table:style-name="co12" table:default-cell-style-name="Default"/>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hu</text:p>
          </table:table-cell>
          <table:table-cell office:value-type="string">
            <text:p>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hu</text:p>
          </table:table-cell>
          <table:table-cell office:value-type="string">
            <text:p>Nem tartalmazz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hu</text:p>
          </table:table-cell>
          <table:table-cell office:value-type="string">
            <text:p>Kezdet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hu</text:p>
          </table:table-cell>
          <table:table-cell office:value-type="string">
            <text:p>Vége ez</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hu</text:p>
          </table:table-cell>
          <table:table-cell office:value-type="string">
            <text:p>J~egyzet beszúrása</text:p>
          </table:table-cell>
          <table:table-cell table:number-columns-repeated="3"/>
          <table:table-cell office:value-type="string">
            <text:p>20051112 14:45:1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hu</text:p>
          </table:table-cell>
          <table:table-cell office:value-type="string">
            <text:p>Termés~zetes rendezési sorrend</text:p>
          </table:table-cell>
          <table:table-cell table:number-columns-repeated="3"/>
          <table:table-cell office:value-type="string">
            <text:p>20060218 15:28:33 </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hu</text:p>
          </table:table-cell>
          <table:table-cell office:value-type="string">
            <text:p>Kép mentése...</text:p>
          </table:table-cell>
          <table:table-cell table:number-columns-repeated="3"/>
          <table:table-cell office:value-type="string">
            <text:p>20051112 14:45:13</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hu</text:p>
          </table:table-cell>
          <table:table-cell office:value-type="string">
            <text:p>\&lt;bookmark_value\&gt;rendezés; beállítások adatbázis-tartományokhoz\&lt;/bookmark_value\&gt;\&lt;bookmark_value\&gt;rendezés;ázsiai nyelvek\&lt;/bookmark_value\&gt;\&lt;bookmark_value\&gt;ázsiai nyelvek;rendezés\&lt;/bookmark_value\&gt;\&lt;bookmark_value\&gt;telefonkönyv rendezési szabályai\&lt;/bookmark_value\&gt;\&lt;bookmark_value\&gt;természetes rendezési algoritmus\&lt;/bookmark_value\&gt;</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hu</text:p>
          </table:table-cell>
          <table:table-cell office:value-type="string">
            <text:p>Természetes rendezési sorrend</text:p>
          </table:table-cell>
          <table:table-cell table:number-columns-repeated="3"/>
          <table:table-cell office:value-type="string">
            <text:p>20060211 17:16:46</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hu</text:p>
          </table:table-cell>
          <table:table-cell office:value-type="string">
            <text:p>\&lt;ahelp hid=\"SC:CHECKBOX:RID_SCPAGE_SORT_OPTIONS:BTN_NATURALSORT\"\&gt;A természetes rendezés egy rendezési algoritmus, amely az elemeket a számértékük alapján rendezi ahelyett, hogy a hagyományos módszert alkalmazná, amely a karakterláncok összehasonlításán alapul.\&lt;/ahelp\&gt; Tegyük fel például, hogy a következő sorozatot kell rendezni: A1, A2, A3, A4, A5, A6, ..., A19, A20, A21. Ha ezeket az értékeket cellákba írná be, és a hagyományos rendezést alkalmazná, a sorrend A1, A11, A12, A13, ..., A19, A2, A20, A21, A3, A4, A5, ..., A9 lenne. Bár ez a sorrend érthető azok számára, akik ismerik a háttérben meghúzódó rendező mechanizmust, a legtöbb ember számára ez furcsának tűnik, és valószínűleg nem az, amit várnak. Ha bejelöli ezt a négyzetet, a természetes rendezési algoritmus gondoskodik arról, hogy a fenti példához hasonló esetben is a "megfelelő" eredmény jelenjen meg, ezáltal kényelmesebbé téve a rendezési műveleteket.</text:p>
          </table:table-cell>
          <table:table-cell table:number-columns-repeated="3"/>
          <table:table-cell office:value-type="string">
            <text:p>20060211 17:16:46</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hu</text:p>
          </table:table-cell>
          <table:table-cell office:value-type="string">
            <text:p>Kiegészítő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hu</text:p>
          </table:table-cell>
          <table:table-cell office:value-type="string">
            <text:p>Hasznos %PRODUCTNAME-kiegészítők, például különféle képtárak, sablonok, mintadokumentumok és 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Képtár</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hu</text:p>
          </table:table-cell>
          <table:table-cell office:value-type="string">
            <text:p>Az %PRODUCTNAME Képtár több mint 2900, különféle témájú elemet tartalma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Sablon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hu</text:p>
          </table:table-cell>
          <table:table-cell office:value-type="string">
            <text:p>A tökéletes dokumentumok létrehozása gyerekjáték a sablonok használatával.</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Mintadokumentu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hu</text:p>
          </table:table-cell>
          <table:table-cell office:value-type="string">
            <text:p>A mintadokumentumok hasznosak a tanul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hu</text:p>
          </table:table-cell>
          <table:table-cell office:value-type="string">
            <text:p>%PRODUCTNAME-dokumentáció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Reklám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hu</text:p>
          </table:table-cell>
          <table:table-cell office:value-type="string">
            <text:p>%PRODUCTNAME-reklámanyago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Betűkészletek</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hu</text:p>
          </table:table-cell>
          <table:table-cell office:value-type="string">
            <text:p>További betűkészletek az %PRODUCTNAME-hoz és a többi alkalmazáshoz.</text:p>
          </table:table-cell>
          <table:table-cell table:number-columns-repeated="3"/>
          <table:table-cell office:value-type="string">
            <text:p>20051221 23:33:07</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hu</text:p>
          </table:table-cell>
          <table:table-cell office:value-type="string">
            <text:p>SVG importszűrő</text:p>
          </table:table-cell>
          <table:table-cell table:number-columns-repeated="3"/>
          <table:table-cell office:value-type="string">
            <text:p>20051112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hu</text:p>
          </table:table-cell>
          <table:table-cell office:value-type="string">
            <text:p>Kézikönyv</text:p>
          </table:table-cell>
          <table:table-cell table:number-columns-repeated="3"/>
          <table:table-cell office:value-type="string">
            <text:p>20060706 14:45:13</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hu</text:p>
          </table:table-cell>
          <table:table-cell office:value-type="string">
            <text:p>A buildet a közösséggel együttműködésben az OxygenOffice csapat készítette. A stáblista itt található: http://www.openoffice.org/welcome/credits.html</text:p>
          </table:table-cell>
          <table:table-cell table:number-columns-repeated="3"/>
          <table:table-cell office:value-type="string">
            <text:p>20070218 23:00:20</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u" number:country="HU">Ft</number:currency-symbol>
    </number:currency-style>
    <number:currency-style style:name="N104">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6-20">2007.06.20</text:date>, <text:time>13:28:43</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20T13:28:33</meta:creation-date>
    <dc:language>en-US</dc:language>
    <meta:editing-cycles>1</meta:editing-cycles>
    <meta:editing-duration>PT0S</meta:editing-duration>
    <meta:user-defined meta:name="Info 1"/>
    <meta:user-defined meta:name="Info 2"/>
    <meta:user-defined meta:name="Info 3"/>
    <meta:user-defined meta:name="Info 4"/>
    <meta:document-statistic meta:table-count="1" meta:cell-count="684"/>
  </office:meta>
</office:document-meta>
</file>